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498cm"/>
    </style:style>
    <style:style style:name="Tabelle1.B" style:family="table-column">
      <style:table-column-properties style:column-width="12.515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text-underline-style="solid" style:text-underline-width="auto" style:text-underline-color="font-color" officeooo:rsid="00185193" officeooo:paragraph-rsid="00185193"/>
    </style:style>
    <style:style style:name="P2" style:family="paragraph" style:parent-style-name="Standard">
      <style:text-properties officeooo:rsid="0015a493" officeooo:paragraph-rsid="0015a493"/>
    </style:style>
    <style:style style:name="P3" style:family="paragraph" style:parent-style-name="Standard">
      <style:text-properties style:font-name="Source Sans Pro" style:text-underline-style="solid" style:text-underline-width="auto" style:text-underline-color="font-color" fo:font-weight="bold" officeooo:rsid="0015a493" officeooo:paragraph-rsid="0015a493" style:font-weight-asian="bold" style:font-weight-complex="bold"/>
    </style:style>
    <style:style style:name="P4" style:family="paragraph" style:parent-style-name="Standard">
      <style:text-properties officeooo:rsid="00185193" officeooo:paragraph-rsid="00185193"/>
    </style:style>
    <style:style style:name="P5" style:family="paragraph" style:parent-style-name="Standard">
      <style:paragraph-properties fo:background-color="#eeeeee" fo:padding="0.049cm" fo:border="0.06pt solid #000000" style:shadow="none">
        <style:background-image/>
      </style:paragraph-properties>
      <style:text-properties style:font-name="Source Sans Pro" fo:font-size="9pt" officeooo:rsid="0015a493" officeooo:paragraph-rsid="0015a493" style:font-size-asian="9pt" style:font-size-complex="9pt"/>
    </style:style>
    <style:style style:name="P6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font-name="Source Sans Pro" fo:font-size="9pt" officeooo:rsid="0015a493" officeooo:paragraph-rsid="0015a493" style:font-size-asian="9pt" style:font-size-complex="9pt"/>
    </style:style>
    <style:style style:name="P7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font-name="Source Sans Pro" fo:font-size="9pt" officeooo:rsid="00169d9c" officeooo:paragraph-rsid="00169d9c" style:font-size-asian="9pt" style:font-size-complex="9pt"/>
    </style:style>
    <style:style style:name="P8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font-name="Source Sans Pro" fo:font-size="12pt" style:text-underline-style="solid" style:text-underline-width="auto" style:text-underline-color="font-color" fo:font-weight="bold" officeooo:rsid="00169d9c" officeooo:paragraph-rsid="00169d9c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Source Sans Pro" fo:font-size="12pt" style:font-size-asian="12pt" style:font-size-complex="12pt"/>
    </style:style>
    <style:style style:name="P10" style:family="paragraph" style:parent-style-name="Table_20_Contents">
      <style:text-properties style:font-name="Source Sans Pro" fo:font-size="12pt" officeooo:rsid="00169d9c" officeooo:paragraph-rsid="00169d9c" style:font-size-asian="12pt" style:font-size-complex="12pt"/>
    </style:style>
    <style:style style:name="P11" style:family="paragraph" style:parent-style-name="Standard">
      <style:text-properties style:font-name="Source Sans Pro" style:text-underline-style="solid" style:text-underline-width="auto" style:text-underline-color="font-color" fo:font-weight="bold" officeooo:rsid="00185193" officeooo:paragraph-rsid="00185193" style:font-weight-asian="bold" style:font-weight-complex="bold"/>
    </style:style>
    <style:style style:name="P12" style:family="paragraph" style:parent-style-name="Standard">
      <style:paragraph-properties fo:background-color="#eeeeee" fo:padding="0.049cm" fo:border="0.06pt solid #000000" style:shadow="none">
        <style:background-image/>
      </style:paragraph-properties>
      <style:text-properties style:font-name="Source Sans Pro" fo:font-size="8pt" officeooo:rsid="001aab6f" officeooo:paragraph-rsid="001aab6f" style:font-size-asian="8pt" style:font-size-complex="8pt"/>
    </style:style>
    <style:style style:name="P13" style:family="paragraph" style:parent-style-name="Standard">
      <style:paragraph-properties fo:background-color="#eeeeee" fo:padding="0.049cm" fo:border="0.06pt solid #000000" style:shadow="none">
        <style:background-image/>
      </style:paragraph-properties>
      <style:text-properties style:font-name="Source Sans Pro" fo:font-size="8pt" officeooo:rsid="0015a493" officeooo:paragraph-rsid="0015a493" style:font-size-asian="8pt" style:font-size-complex="8pt"/>
    </style:style>
    <style:style style:name="P14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font-name="Source Sans Pro" fo:font-size="9pt" officeooo:rsid="0015a493" officeooo:paragraph-rsid="0015a493" style:font-size-asian="9pt" style:font-size-complex="9pt"/>
    </style:style>
    <style:style style:name="T1" style:family="text">
      <style:text-properties officeooo:rsid="001851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ufgabenstellung:</text:p>
      <text:p text:style-name="P4"/>
      <text:p text:style-name="P4">Es soll ein VHDL-Programm angefertigt werden, welches die Schalterzustände eines FPGAs für die Ansteuerung einer 7-Segment Anzeige nutzt. Dabei sollen die Schalterzustände „1111“ und „0101“ ignoriert werden.</text:p>
      <text:p text:style-name="P4"/>
      <text:p text:style-name="P3">VHDL-Code:</text:p>
      <text:p text:style-name="P2"/>
      <text:p text:style-name="P12">LIBRARY ieee; <text:tab/><text:tab/><text:tab/><text:tab/><text:tab/><text:tab/>-- einbinden der "ieee" Bibliothek</text:p>
      <text:p text:style-name="P12">USE ieee.STD_LOGIC_1164.all; <text:tab/>-- verwenden von STD:LOGIC1164</text:p>
      <text:p text:style-name="P12">ENTITY binTo7Seg IS <text:tab/><text:tab/><text:tab/><text:tab/>-- entity deklarieren</text:p>
      <text:p text:style-name="P12"/>
      <text:p text:style-name="P12">PORT</text:p>
      <text:p text:style-name="P12">(</text:p>
      <text:p text:style-name="P12"><text:tab/>seg: OUT STD_LOGIC_VECTOR (6 DOWNTO 0); <text:tab/>-- einen Vektor namens "seg" als OUT deklarieren</text:p>
      <text:p text:style-name="P12"><text:tab/>bin: IN STD_LOGIC_VECTOR (3 DOWNTO 0) <text:tab/><text:tab/>-- einen Vektor namens "bin" als IN deklarieren</text:p>
      <text:p text:style-name="P12">);</text:p>
      <text:p text:style-name="P12"/>
      <text:p text:style-name="P12">END binTo7Seg; </text:p>
      <text:p text:style-name="P12"/>
      <text:p text:style-name="P12">ARCHITECTURE behaviour OF binTo7Seg IS <text:tab/><text:tab/>-- standard architektur "behaviour" definieren</text:p>
      <text:p text:style-name="P12">BEGIN p7Seg: PROCESS(bin) <text:tab/><text:tab/><text:tab/><text:tab/><text:tab/><text:tab/><text:tab/>-- einen Prozess definieren</text:p>
      <text:p text:style-name="P12"><text:tab/>BEGIN CASE bin IS <text:tab/><text:tab/><text:tab/><text:tab/><text:tab/><text:tab/><text:tab/><text:tab/>-- Switch-Anweisung</text:p>
      <text:p text:style-name="P12"><text:tab/><text:tab/>WHEN "0000" =&gt; seg &lt;= NOT "1111110"; <text:tab/>-- falls 'bin' gleich ist wie '0000' dann gib '0000001' aus</text:p>
      <text:p text:style-name="P12"><text:tab/><text:tab/>WHEN "0001" =&gt; seg &lt;= NOT "0110000";<text:tab/>-- ...</text:p>
      <text:p text:style-name="P12"><text:tab/><text:tab/>WHEN "0010" =&gt; seg &lt;= NOT "1101101";</text:p>
      <text:p text:style-name="P12"><text:tab/><text:tab/>WHEN "0011" =&gt; seg &lt;= NOT "1111001";</text:p>
      <text:p text:style-name="P12"><text:tab/><text:tab/>WHEN "0100" =&gt; seg &lt;= NOT "0110011";</text:p>
      <text:p text:style-name="P12"><text:tab/><text:tab/>WHEN "0101" =&gt; seg &lt;= NOT "1011011";</text:p>
      <text:p text:style-name="P12"><text:tab/><text:tab/>WHEN "0110" =&gt; seg &lt;= NOT "1011111";</text:p>
      <text:p text:style-name="P12"><text:tab/><text:tab/>WHEN "0111" =&gt; seg &lt;= NOT "1110001";</text:p>
      <text:p text:style-name="P12"><text:tab/><text:tab/>WHEN "1000" =&gt; seg &lt;= NOT "1111111";</text:p>
      <text:p text:style-name="P12"><text:tab/><text:tab/>WHEN "1001" =&gt; seg &lt;= NOT "1111011";</text:p>
      <text:p text:style-name="P12"><text:tab/><text:tab/>WHEN "1011" =&gt; seg &lt;= NOT "0011111";</text:p>
      <text:p text:style-name="P12"><text:tab/><text:tab/>WHEN "1100" =&gt; seg &lt;= NOT "1001110";</text:p>
      <text:p text:style-name="P12"><text:tab/><text:tab/>WHEN "1101" =&gt; seg &lt;= NOT "0111101";</text:p>
      <text:p text:style-name="P12"><text:tab/><text:tab/>WHEN "1110" =&gt; seg &lt;= NOT "1001111"; </text:p>
      <text:p text:style-name="P12"><text:tab/>END CASE;</text:p>
      <text:p text:style-name="P12">END PROCESS;</text:p>
      <text:p text:style-name="P12">END; 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Strukturgramm:</text:p>
      <text:p text:style-name="P8"/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10">process(bin)</text:p>
          </table:table-cell>
          <table:covered-table-cell/>
        </table:table-row>
        <table:table-row>
          <table:table-cell table:style-name="Tabelle1.A2" table:number-columns-spanned="2" office:value-type="string">
            <text:p text:style-name="P10">switch(bin)</text:p>
          </table:table-cell>
          <table:covered-table-cell/>
        </table:table-row>
        <table:table-row>
          <table:table-cell table:style-name="Tabelle1.A3" table:number-rows-spanned="13" office:value-type="string">
            <text:p text:style-name="P9"/>
          </table:table-cell>
          <table:table-cell table:style-name="Tabelle1.A2" office:value-type="string">
            <text:p text:style-name="P10">Falls „bin“ ist gleich „0000“, dann setze „seg“ auf „0000001“.</text:p>
          </table:table-cell>
        </table:table-row>
        <table:table-row>
          <table:covered-table-cell/>
          <table:table-cell table:style-name="Tabelle1.A2" office:value-type="string">
            <text:p text:style-name="P10">Falls „bin“ ist gleich „0001“, dann setze „seg“ auf „<text:span text:style-name="T1">1001111</text:span>“.</text:p>
          </table:table-cell>
        </table:table-row>
        <table:table-row>
          <table:covered-table-cell/>
          <table:table-cell table:style-name="Tabelle1.A2" office:value-type="string">
            <text:p text:style-name="P10">Falls „bin“ ist gleich „0010“, dann setze „seg“ auf „<text:span text:style-name="T1">0010010</text:span>“.</text:p>
          </table:table-cell>
        </table:table-row>
        <table:table-row>
          <table:covered-table-cell/>
          <table:table-cell table:style-name="Tabelle1.A2" office:value-type="string">
            <text:p text:style-name="P10">Falls „bin“ ist gleich „0011“, dann setze „seg“ auf „<text:span text:style-name="T1">0000110</text:span>“.</text:p>
          </table:table-cell>
        </table:table-row>
        <table:table-row>
          <table:covered-table-cell/>
          <table:table-cell table:style-name="Tabelle1.A2" office:value-type="string">
            <text:p text:style-name="P10">Falls „bin“ ist gleich „0100“, dann setze „seg“ auf „<text:span text:style-name="T1">1001100</text:span>“.</text:p>
          </table:table-cell>
        </table:table-row>
        <table:table-row>
          <table:covered-table-cell/>
          <table:table-cell table:style-name="Tabelle1.A2" office:value-type="string">
            <text:p text:style-name="P10">Falls „bin“ ist gleich „0110“, dann setze „seg“ auf „<text:span text:style-name="T1">0100000</text:span>“.</text:p>
          </table:table-cell>
        </table:table-row>
        <table:table-row>
          <table:covered-table-cell/>
          <table:table-cell table:style-name="Tabelle1.A2" office:value-type="string">
            <text:p text:style-name="P10">Falls „bin“ ist gleich „0111“, dann setze „seg“ auf „<text:span text:style-name="T1">0001110</text:span>“.</text:p>
          </table:table-cell>
        </table:table-row>
        <table:table-row>
          <table:covered-table-cell/>
          <table:table-cell table:style-name="Tabelle1.A2" office:value-type="string">
            <text:p text:style-name="P10">Falls „bin“ ist gleich „1000“, dann setze „seg“ auf „<text:span text:style-name="T1">0000000</text:span>“.</text:p>
          </table:table-cell>
        </table:table-row>
        <table:table-row>
          <table:covered-table-cell/>
          <table:table-cell table:style-name="Tabelle1.A2" office:value-type="string">
            <text:p text:style-name="P10">Falls „bin“ ist gleich „1001“, dann setze „seg“ auf „<text:span text:style-name="T1">0000100</text:span>“.</text:p>
          </table:table-cell>
        </table:table-row>
        <table:table-row>
          <table:covered-table-cell/>
          <table:table-cell table:style-name="Tabelle1.A2" office:value-type="string">
            <text:p text:style-name="P10">Falls „bin“ ist gleich „1011“, dann setze „seg“ auf „<text:span text:style-name="T1">1100000</text:span>“.</text:p>
          </table:table-cell>
        </table:table-row>
        <table:table-row>
          <table:covered-table-cell/>
          <table:table-cell table:style-name="Tabelle1.A2" office:value-type="string">
            <text:p text:style-name="P10">Falls „bin“ ist gleich „1100“, dann setze „seg“ auf „<text:span text:style-name="T1">0110001</text:span>“.</text:p>
          </table:table-cell>
        </table:table-row>
        <table:table-row>
          <table:covered-table-cell/>
          <table:table-cell table:style-name="Tabelle1.A2" office:value-type="string">
            <text:p text:style-name="P10">Falls „bin“ ist gleich „1101“, dann setze „seg“ auf „<text:span text:style-name="T1">1000010</text:span>“.</text:p>
          </table:table-cell>
        </table:table-row>
        <table:table-row>
          <table:covered-table-cell/>
          <table:table-cell table:style-name="Tabelle1.A2" office:value-type="string">
            <text:p text:style-name="P10">Falls „bin“ ist gleich „11<text:span text:style-name="T1">10</text:span>“, dann setze „seg“ auf „<text:span text:style-name="T1">0110000</text:span>“.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text-underline-style="solid" style:text-underline-width="auto" style:text-underline-color="font-color" officeooo:rsid="00185193" officeooo:paragraph-rsid="001851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in Porcic - 23.02.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6:53:14.212000000</meta:creation-date>
    <dc:date>2015-03-22T20:30:50.212000000</dc:date>
    <meta:editing-duration>PT1H2M40S</meta:editing-duration>
    <meta:editing-cycles>4</meta:editing-cycles>
    <meta:generator>LibreOffice/4.3.4.1$Windows_x86 LibreOffice_project/bc356b2f991740509f321d70e4512a6a54c5f243</meta:generator>
    <meta:document-statistic meta:table-count="1" meta:image-count="0" meta:object-count="0" meta:page-count="2" meta:paragraph-count="49" meta:word-count="357" meta:character-count="2281" meta:non-whitespace-character-count="1906"/>
  </office:meta>
</office:document-meta>
</file>